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4.128cm" style:rel-column-width="16383*"/>
    </style:style>
    <style:style style:name="Table2.D" style:family="table-column">
      <style:table-column-properties style:column-width="4.128cm" style:rel-column-width="1638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4.128cm" style:rel-column-width="16383*"/>
    </style:style>
    <style:style style:name="Table4.D" style:family="table-column">
      <style:table-column-properties style:column-width="4.128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4.128cm" style:rel-column-width="16383*"/>
    </style:style>
    <style:style style:name="Table5.D" style:family="table-column">
      <style:table-column-properties style:column-width="4.128cm" style:rel-column-width="16386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5.503cm" style:rel-column-width="2184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5.503cm" style:rel-column-width="2184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5.503cm" style:rel-column-width="2184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5.503cm" style:rel-column-width="2184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5.503cm" style:rel-column-width="2184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 fo:margin-top="0cm" fo:margin-bottom="3.387cm" fo:text-align="center" style:justify-single-word="false"/>
      <style:text-properties fo:color="#000000" style:font-name="Times New Roman" fo:font-size="26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0pt"/>
    </style:style>
    <style:style style:name="P3" style:family="paragraph" style:parent-style-name="Standard">
      <style:text-properties fo:color="#000000"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5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1pt" fo:font-weight="bold"/>
    </style:style>
    <style:style style:name="P10" style:family="paragraph" style:parent-style-name="Standard">
      <style:paragraph-properties fo:text-align="end" style:justify-single-word="false"/>
      <style:text-properties fo:color="#000000" style:font-name="Times New Roman" fo:font-size="24pt" fo:font-weight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4pt" fo:font-weight="bold"/>
    </style:style>
    <style:style style:name="P12" style:family="paragraph" style:parent-style-name="Standard">
      <style:text-properties fo:color="#000000" style:font-name="Times New Roman" fo:font-size="16pt" fo:font-weight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6pt" fo:font-weight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8pt" fo:font-weight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4pt" fo:font-weight="bold"/>
    </style:style>
    <style:style style:name="P18" style:family="paragraph" style:parent-style-name="Standard">
      <style:paragraph-properties loext:contextual-spacing="false" fo:margin-top="0.423cm" fo:margin-bottom="0cm"/>
      <style:text-properties fo:color="#000000" style:font-name="Times New Roman" fo:font-size="12pt"/>
    </style:style>
    <style:style style:name="P19" style:family="paragraph" style:parent-style-name="Standard">
      <style:paragraph-properties loext:contextual-spacing="false" fo:margin-top="0.423cm" fo:margin-bottom="0cm" fo:text-align="center" style:justify-single-word="false"/>
      <style:text-properties fo:color="#000000" style:font-name="Times New Roman" fo:font-size="12pt"/>
    </style:style>
    <style:style style:name="P20" style:family="paragraph" style:parent-style-name="Standard">
      <style:paragraph-properties loext:contextual-spacing="false" fo:margin-top="0.423cm" fo:margin-bottom="0cm" fo:text-align="center" style:justify-single-word="false"/>
      <style:text-properties fo:color="#000000" style:font-name="Times New Roman" fo:font-size="16pt" fo:font-weight="bold"/>
    </style:style>
    <style:style style:name="P21" style:family="paragraph" style:parent-style-name="Standard">
      <style:paragraph-properties loext:contextual-spacing="false" fo:margin-top="0.423cm" fo:margin-bottom="0.106cm" fo:text-align="center" style:justify-single-word="false"/>
      <style:text-properties fo:color="#000000" style:font-name="Times New Roman" fo:font-size="12pt"/>
    </style:style>
    <style:style style:name="P22" style:family="paragraph" style:parent-style-name="Standard">
      <style:paragraph-properties loext:contextual-spacing="false" fo:margin-top="0.423cm" fo:margin-bottom="0.106cm" fo:text-align="center" style:justify-single-word="false"/>
      <style:text-properties fo:color="#000000" style:font-name="Times New Roman" fo:font-size="16pt" fo:font-weight="bold"/>
    </style:style>
    <style:style style:name="P23" style:family="paragraph" style:parent-style-name="Standard">
      <style:paragraph-properties loext:contextual-spacing="false" fo:margin-top="0.423cm" fo:margin-bottom="0.106cm"/>
      <style:text-properties fo:color="#000000" style:font-name="Arial" fo:font-size="16pt" fo:font-weight="bold"/>
    </style:style>
    <style:style style:name="P24" style:family="paragraph" style:parent-style-name="Standard">
      <style:paragraph-properties loext:contextual-spacing="false" fo:margin-top="0.106cm" fo:margin-bottom="0.106cm"/>
      <style:text-properties fo:color="#000000" style:font-name="Times New Roman" fo:font-size="12pt"/>
    </style:style>
    <style:style style:name="P25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2pt"/>
    </style:style>
    <style:style style:name="P26" style:family="paragraph" style:parent-style-name="Standard">
      <style:paragraph-properties loext:contextual-spacing="false" fo:margin-top="0.106cm" fo:margin-bottom="0.106cm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27" style:family="paragraph" style:parent-style-name="Standard">
      <style:paragraph-properties loext:contextual-spacing="false" fo:margin-top="0.106cm" fo:margin-bottom="0.106cm" fo:text-align="justify" style:justify-single-word="false">
        <style:tab-stops>
          <style:tab-stop style:position="0.762cm"/>
        </style:tab-stops>
      </style:paragraph-properties>
      <style:text-properties fo:color="#000000" style:font-name="Times New Roman" fo:font-size="12pt"/>
    </style:style>
    <style:style style:name="P28" style:family="paragraph" style:parent-style-name="Standard">
      <style:paragraph-properties loext:contextual-spacing="false" fo:margin-top="0.106cm" fo:margin-bottom="0.106cm" fo:text-align="center" style:justify-single-word="false"/>
      <style:text-properties fo:color="#000000" style:font-name="Times New Roman" fo:font-size="12pt"/>
    </style:style>
    <style:style style:name="P29" style:family="paragraph" style:parent-style-name="Standard">
      <style:paragraph-properties loext:contextual-spacing="false" fo:margin-top="0.106cm" fo:margin-bottom="0.106cm" fo:text-align="center" style:justify-single-word="false"/>
      <style:text-properties fo:color="#000000" style:font-name="Times New Roman" fo:font-size="12pt" fo:font-weight="bold"/>
    </style:style>
    <style:style style:name="P30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2pt" fo:font-weight="bold"/>
    </style:style>
    <style:style style:name="P31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2pt" fo:font-style="italic"/>
    </style:style>
    <style:style style:name="P32" style:family="paragraph" style:parent-style-name="Standard">
      <style:paragraph-properties loext:contextual-spacing="false" fo:margin-top="0.106cm" fo:margin-bottom="0.106cm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2pt" fo:font-style="italic"/>
    </style:style>
    <style:style style:name="P33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2pt" fo:font-style="italic" fo:font-weight="bold"/>
    </style:style>
    <style:style style:name="P34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bold"/>
    </style:style>
    <style:style style:name="P35" style:family="paragraph" style:parent-style-name="Standard">
      <style:paragraph-properties loext:contextual-spacing="false" fo:margin-top="0.106cm" fo:margin-bottom="0.106cm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0pt"/>
    </style:style>
    <style:style style:name="P36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0pt" fo:font-style="italic"/>
    </style:style>
    <style:style style:name="P37" style:family="paragraph" style:parent-style-name="Standard">
      <style:paragraph-properties loext:contextual-spacing="false" fo:margin-top="0.106cm" fo:margin-bottom="0.106cm" fo:text-align="center" style:justify-single-word="false"/>
      <style:text-properties fo:color="#000000" style:font-name="Times New Roman" fo:font-size="10pt" fo:font-style="italic"/>
    </style:style>
    <style:style style:name="P38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Times New Roman" fo:font-size="11pt"/>
    </style:style>
    <style:style style:name="P39" style:family="paragraph" style:parent-style-name="Standard">
      <style:paragraph-properties loext:contextual-spacing="false" fo:margin-top="0.106cm" fo:margin-bottom="0.106cm"/>
      <style:text-properties fo:color="#000000" style:font-name="Times New Roman" fo:font-size="14pt" fo:font-weight="bold"/>
    </style:style>
    <style:style style:name="P40" style:family="paragraph" style:parent-style-name="Standard">
      <style:paragraph-properties loext:contextual-spacing="false" fo:margin-top="0.106cm" fo:margin-bottom="0.106cm" fo:text-align="justify" style:justify-single-word="false">
        <style:tab-stops>
          <style:tab-stop style:position="0.751cm"/>
        </style:tab-stops>
      </style:paragraph-properties>
      <style:text-properties fo:color="#0000ff" style:font-name="Times New Roman" fo:font-size="12pt"/>
    </style:style>
    <style:style style:name="P41" style:family="paragraph" style:parent-style-name="Standard">
      <style:paragraph-properties loext:contextual-spacing="false" fo:margin-left="1.27cm" fo:margin-right="0cm" fo:margin-top="0.106cm" fo:margin-bottom="0.106cm" fo:text-align="justify" style:justify-single-word="false" fo:text-indent="0cm" style:auto-text-indent="false"/>
      <style:text-properties fo:color="#000000" style:font-name="Times New Roman" fo:font-size="12pt"/>
    </style:style>
    <style:style style:name="P42" style:family="paragraph" style:parent-style-name="Standard">
      <style:paragraph-properties loext:contextual-spacing="false" fo:margin-left="1.27cm" fo:margin-right="0cm" fo:margin-top="0.106cm" fo:margin-bottom="0.106cm" fo:text-align="justify" style:justify-single-word="false" fo:text-indent="0cm" style:auto-text-indent="false">
        <style:tab-stops>
          <style:tab-stop style:position="-0.519cm"/>
        </style:tab-stops>
      </style:paragraph-properties>
      <style:text-properties fo:color="#000000" style:font-name="Times New Roman" fo:font-size="12pt"/>
    </style:style>
    <style:style style:name="P43" style:family="paragraph" style:parent-style-name="Standard">
      <style:paragraph-properties loext:contextual-spacing="false" fo:margin-left="0cm" fo:margin-right="0cm" fo:margin-top="0.106cm" fo:margin-bottom="0.106cm" fo:text-align="justify" style:justify-single-word="false" fo:text-indent="1.27cm" style:auto-text-indent="false"/>
      <style:text-properties fo:color="#000000" style:font-name="Times New Roman" fo:font-size="12pt"/>
    </style:style>
    <style:style style:name="P44" style:family="paragraph" style:parent-style-name="Standard">
      <style:paragraph-properties loext:contextual-spacing="false" fo:margin-left="0cm" fo:margin-right="0cm" fo:margin-top="0.106cm" fo:margin-bottom="0.106cm" fo:text-align="justify" style:justify-single-word="false" fo:text-indent="1.27cm" style:auto-text-indent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45" style:family="paragraph" style:parent-style-name="Standard">
      <style:paragraph-properties loext:contextual-spacing="false" fo:margin-left="1.251cm" fo:margin-right="0cm" fo:margin-top="0.106cm" fo:margin-bottom="0.106cm" fo:text-align="justify" style:justify-single-word="false" fo:text-indent="0cm" style:auto-text-indent="false"/>
      <style:text-properties fo:color="#000000" style:font-name="Times New Roman" fo:font-size="12pt"/>
    </style:style>
    <style:style style:name="P46" style:family="paragraph" style:parent-style-name="Standard">
      <style:paragraph-properties loext:contextual-spacing="false" fo:margin-top="0.106cm" fo:margin-bottom="0cm" fo:text-align="center" style:justify-single-word="false"/>
      <style:text-properties fo:color="#000000" style:font-name="Times New Roman" fo:font-size="12pt"/>
    </style:style>
    <style:style style:name="P47" style:family="paragraph" style:parent-style-name="Standard">
      <style:paragraph-properties loext:contextual-spacing="false" fo:margin-top="0.106cm" fo:margin-bottom="0cm" fo:text-align="justify" style:justify-single-word="false"/>
      <style:text-properties fo:color="#000000" style:font-name="Times New Roman" fo:font-size="12pt"/>
    </style:style>
    <style:style style:name="P48" style:family="paragraph" style:parent-style-name="Standard">
      <style:paragraph-properties loext:contextual-spacing="false" fo:margin-top="0.212cm" fo:margin-bottom="0cm"/>
      <style:text-properties fo:color="#000000" style:font-name="Times New Roman" fo:font-size="12pt"/>
    </style:style>
    <style:style style:name="P49" style:family="paragraph" style:parent-style-name="Standard">
      <style:paragraph-properties loext:contextual-spacing="false" fo:margin-top="0.212cm" fo:margin-bottom="0cm" fo:text-align="justify" style:justify-single-word="false"/>
      <style:text-properties fo:color="#000000" style:font-name="Times New Roman" fo:font-size="12pt"/>
    </style:style>
    <style:style style:name="P50" style:family="paragraph" style:parent-style-name="Standard">
      <style:paragraph-properties loext:contextual-spacing="false" fo:margin-top="0.212cm" fo:margin-bottom="0cm"/>
      <style:text-properties fo:color="#000000" style:font-name="Times New Roman" fo:font-size="14pt" fo:font-weight="bold"/>
    </style:style>
    <style:style style:name="P51" style:family="paragraph" style:parent-style-name="Standard">
      <style:paragraph-properties loext:contextual-spacing="false" fo:margin-top="0.212cm" fo:margin-bottom="0cm" fo:text-align="justify" style:justify-single-word="false"/>
      <style:text-properties fo:color="#000000" style:font-name="Times New Roman" fo:font-size="14pt" fo:font-weight="bold"/>
    </style:style>
    <style:style style:name="P52" style:family="paragraph" style:parent-style-name="Standard">
      <style:paragraph-properties loext:contextual-spacing="false" fo:margin-top="0.212cm" fo:margin-bottom="0.212cm"/>
      <style:text-properties fo:color="#000000" style:font-name="Times New Roman" fo:font-size="12pt"/>
    </style:style>
    <style:style style:name="P53" style:family="paragraph" style:parent-style-name="Standard">
      <style:paragraph-properties loext:contextual-spacing="false" fo:margin-top="0.212cm" fo:margin-bottom="0.212cm" fo:text-align="justify" style:justify-single-word="false"/>
      <style:text-properties fo:color="#000000" style:font-name="Times New Roman" fo:font-size="12pt"/>
    </style:style>
    <style:style style:name="P54" style:family="paragraph" style:parent-style-name="Standard">
      <style:paragraph-properties loext:contextual-spacing="false" fo:margin-top="0.212cm" fo:margin-bottom="0.212cm" fo:text-align="justify" style:justify-single-word="false"/>
      <style:text-properties fo:color="#000000" style:font-name="Times New Roman" fo:font-size="12pt" fo:font-style="italic"/>
    </style:style>
    <style:style style:name="P55" style:family="paragraph" style:parent-style-name="Standard">
      <style:paragraph-properties loext:contextual-spacing="false" fo:margin-top="0.212cm" fo:margin-bottom="0.212cm" fo:text-align="justify" style:justify-single-word="false"/>
      <style:text-properties fo:color="#000000" style:font-name="Times New Roman" fo:font-size="14pt" fo:font-weight="bold"/>
    </style:style>
    <style:style style:name="P56" style:family="paragraph" style:parent-style-name="Standard">
      <style:paragraph-properties loext:contextual-spacing="false" fo:margin-left="3.81cm" fo:margin-right="0cm" fo:margin-top="0.106cm" fo:margin-bottom="0.106cm" fo:text-indent="1.27cm" style:auto-text-indent="false"/>
      <style:text-properties fo:color="#000000" style:font-name="Times New Roman" fo:font-size="12pt"/>
    </style:style>
    <style:style style:name="P57" style:family="paragraph" style:parent-style-name="Standard">
      <style:paragraph-properties loext:contextual-spacing="false" fo:margin-left="3.81cm" fo:margin-right="0cm" fo:margin-top="0.106cm" fo:margin-bottom="0.106cm" fo:text-indent="1.27cm" style:auto-text-indent="false"/>
      <style:text-properties fo:color="#000000" style:font-name="Times New Roman" fo:font-size="10pt" fo:font-style="italic"/>
    </style:style>
    <style:style style:name="P58" style:family="paragraph" style:parent-style-name="Standard">
      <style:paragraph-properties loext:contextual-spacing="false" fo:margin-left="3.175cm" fo:margin-right="0cm" fo:margin-top="0.106cm" fo:margin-bottom="0.106cm" fo:text-align="justify" style:justify-single-word="false" fo:text-indent="0cm" style:auto-text-indent="false"/>
      <style:text-properties fo:color="#000000" style:font-name="Times New Roman" fo:font-size="12pt"/>
    </style:style>
    <style:style style:name="P59" style:family="paragraph" style:parent-style-name="Standard">
      <style:paragraph-properties fo:margin-left="6.35cm" fo:margin-right="0cm" fo:text-indent="1.27cm" style:auto-text-indent="false"/>
      <style:text-properties fo:color="#000000" style:font-name="Times New Roman" fo:font-size="24pt" fo:font-weight="bold"/>
    </style:style>
    <style:style style:name="P60" style:family="paragraph" style:parent-style-name="Standard">
      <style:paragraph-properties loext:contextual-spacing="false" fo:margin-top="0.494cm" fo:margin-bottom="0.141cm" fo:text-align="justify" style:justify-single-word="false"/>
      <style:text-properties fo:color="#000000" style:font-name="Times New Roman" fo:font-size="14pt" fo:font-weight="bold"/>
    </style:style>
    <style:style style:name="P61" style:family="paragraph" style:parent-style-name="Standard">
      <style:paragraph-properties loext:contextual-spacing="false" fo:margin-left="3.175cm" fo:margin-right="0cm" fo:margin-top="0.106cm" fo:margin-bottom="0.106cm" fo:text-align="justify" style:justify-single-word="false" fo:text-indent="0.635cm" style:auto-text-indent="false"/>
      <style:text-properties fo:color="#000000" style:font-name="Times New Roman" fo:font-size="10pt" fo:font-style="italic"/>
    </style:style>
    <style:style style:name="P62" style:family="paragraph" style:parent-style-name="Standard">
      <style:paragraph-properties loext:contextual-spacing="false" fo:margin-left="3.175cm" fo:margin-right="0cm" fo:margin-top="0.106cm" fo:margin-bottom="0.106cm" fo:text-align="justify" style:justify-single-word="false" fo:text-indent="0.635cm" style:auto-text-indent="false"/>
      <style:text-properties fo:color="#000000" style:font-name="Times New Roman" fo:font-size="10pt" fo:font-weight="bold"/>
    </style:style>
    <style:style style:name="P63" style:family="paragraph" style:parent-style-name="Standard">
      <style:paragraph-properties loext:contextual-spacing="false" fo:margin-left="2.54cm" fo:margin-right="0cm" fo:margin-top="0.106cm" fo:margin-bottom="0.106cm" fo:text-align="justify" style:justify-single-word="false" fo:text-indent="1.27cm" style:auto-text-indent="false"/>
      <style:text-properties fo:color="#000000" style:font-name="Times New Roman" fo:font-size="10pt" fo:font-style="italic"/>
    </style:style>
    <style:style style:name="P64" style:family="paragraph" style:parent-style-name="Standard">
      <style:paragraph-properties loext:contextual-spacing="false" fo:margin-top="0.635cm" fo:margin-bottom="0.141cm" fo:text-align="justify" style:justify-single-word="false"/>
      <style:text-properties fo:color="#000000" style:font-name="Times New Roman" fo:font-size="18pt" fo:font-weight="bold"/>
    </style:style>
    <style:style style:name="P65" style:family="paragraph" style:parent-style-name="Standard">
      <style:paragraph-properties loext:contextual-spacing="false" fo:margin-top="0.423cm" fo:margin-bottom="0.212cm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66" style:family="paragraph" style:parent-style-name="Standard" style:list-style-name="L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ize="12pt" fo:font-style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"/></text:span><text:span text:style-name="T2">7-Beats</text:span></text:p>
      <text:p text:style-name="P59"/>
      <text:p text:style-name="P59">7-Beats SoundWare</text:p>
      <text:p text:style-name="P10"/>
      <text:p text:style-name="P10"/>
      <text:p text:style-name="P10"/>
      <text:p text:style-name="P10"/>
      <text:p text:style-name="P11">EOR</text:p>
      <text:p text:style-name="P10">Especificação de Objetivos e <text:s/>Requisi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ersão:</text:p>
          </table:table-cell>
          <table:table-cell table:style-name="Table1.A1" office:value-type="string">
            <text:p text:style-name="P3"><text:s/>Versão 2.0</text:p>
          </table:table-cell>
        </table:table-row>
        <table:table-row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3"><text:s/>30/05/2015</text:p>
          </table:table-cell>
        </table:table-row>
      </table:table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Histórico de revisões do modelo</text:p>
      <text:p text:style-name="P1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">Versão </text:p>
            <text:p text:style-name="P9">(X.Y)</text:p>
          </table:table-cell>
          <table:table-cell table:style-name="Table2.A1" office:value-type="string">
            <text:p text:style-name="P9">Data </text:p>
            <text:p text:style-name="P9">(DD/MMM/AA)</text:p>
          </table:table-cell>
          <table:table-cell table:style-name="Table2.A1" office:value-type="string">
            <text:p text:style-name="P6"/>
            <text:p text:style-name="P9">Autor</text:p>
          </table:table-cell>
          <table:table-cell table:style-name="Table2.A1" office:value-type="string">
            <text:p text:style-name="P6"/>
            <text:p text:style-name="P9">Descrição</text:p>
          </table:table-cell>
        </table:table-row>
        <table:table-row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7">05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Versão inicial</text:p>
          </table:table-cell>
        </table:table-row>
        <table:table-row>
          <table:table-cell table:style-name="Table2.A1" office:value-type="string">
            <text:p text:style-name="P7">2.0</text:p>
          </table:table-cell>
          <table:table-cell table:style-name="Table2.A1" office:value-type="string">
            <text:p text:style-name="P7">30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Ajustes na versão inicial</text:p>
          </table:table-cell>
        </table:table-row>
      </table:table>
      <text:p text:style-name="P3"/>
      <text:p text:style-name="P12"/>
      <text:p text:style-name="P13">Revisores</text:p>
      <text:p text:style-name="P25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Nome</text:p>
          </table:table-cell>
          <table:table-cell table:style-name="Table3.A1" office:value-type="string">
            <text:p text:style-name="P9">Função</text:p>
          </table:table-cell>
        </table:table-row>
        <table:table-row>
          <table:table-cell table:style-name="Table3.A1" office:value-type="string">
            <text:p text:style-name="P8">Marjorie Celestino </text:p>
          </table:table-cell>
          <table:table-cell table:style-name="Table3.A1" office:value-type="string">
            <text:p text:style-name="P8">Gerente de Requisitos</text:p>
          </table:table-cell>
        </table:table-row>
        <table:table-row>
          <table:table-cell table:style-name="Table3.A1" office:value-type="string">
            <text:p text:style-name="P8">Leonardo Costa dos Santos</text:p>
          </table:table-cell>
          <table:table-cell table:style-name="Table3.A1" office:value-type="string">
            <text:p text:style-name="P8">Gerente de Qualidade</text:p>
          </table:table-cell>
        </table:table-row>
        <table:table-row>
          <table:table-cell table:style-name="Table3.A1" office:value-type="string">
            <text:p text:style-name="P8">Augusto César Freitas</text:p>
          </table:table-cell>
          <table:table-cell table:style-name="Table3.A1" office:value-type="string">
            <text:p text:style-name="P8">Arquiteto de Software</text:p>
          </table:table-cell>
        </table:table-row>
        <table:table-row>
          <table:table-cell table:style-name="Table3.A1" office:value-type="string">
            <text:p text:style-name="P8">Márcio Oliveira</text:p>
          </table:table-cell>
          <table:table-cell table:style-name="Table3.A1" office:value-type="string">
            <text:p text:style-name="P8">Verificação e Validação</text:p>
          </table:table-cell>
        </table:table-row>
        <table:table-row>
          <table:table-cell table:style-name="Table3.A1" office:value-type="string">
            <text:p text:style-name="P8">Erivan Barbosa do Nascimento</text:p>
          </table:table-cell>
          <table:table-cell table:style-name="Table3.A1" office:value-type="string">
            <text:p text:style-name="P8">Gerente de Manutenção</text:p>
          </table:table-cell>
        </table:table-row>
      </table:table>
      <text:p text:style-name="P18"/>
      <text:p text:style-name="P23"/>
      <text:p text:style-name="P23">Sumário</text:p>
      <text:p text:style-name="P25"/>
      <text:p text:style-name="P25"/>
      <text:p text:style-name="P25">1.<text:a xlink:type="simple" xlink:href="#h.lhmbnwwbm1fw" text:style-name="Internet_20_link" text:visited-style-name="Visited_20_Internet_20_Link">Introdução</text:a></text:p>
      <text:p text:style-name="P41">1.1 <text:a xlink:type="simple" xlink:href="#h.lcymf4m847m2" text:style-name="Internet_20_link" text:visited-style-name="Visited_20_Internet_20_Link">Objetivos</text:a></text:p>
      <text:p text:style-name="P41">1.2 <text:a xlink:type="simple" xlink:href="#h.l5iho8xknrlk" text:style-name="Internet_20_link" text:visited-style-name="Visited_20_Internet_20_Link">Público Alvo</text:a> e Fornecedor</text:p>
      <text:p text:style-name="P41">1.3 <text:a xlink:type="simple" xlink:href="#h.2liubmzacsmk" text:style-name="Internet_20_link" text:visited-style-name="Visited_20_Internet_20_Link">Organização do Documento</text:a></text:p>
      <text:p text:style-name="P25">2. <text:a xlink:type="simple" xlink:href="#h.s6g6wfwwel27" text:style-name="Internet_20_link" text:visited-style-name="Visited_20_Internet_20_Link">Descrição do Problema e do Sistema</text:a></text:p>
      <text:p text:style-name="P25">3. <text:a xlink:type="simple" xlink:href="#h.8prrcpkvta8v" text:style-name="Internet_20_link" text:visited-style-name="Visited_20_Internet_20_Link">Casos de Uso e Requisitos Funcionais</text:a></text:p>
      <text:p text:style-name="P41"><text:a xlink:type="simple" xlink:href="#h.72ogcb86kmo3" text:style-name="Internet_20_link" text:visited-style-name="Visited_20_Internet_20_Link">3.1 Requisitos Funcionais</text:a></text:p>
      <text:p text:style-name="P41"><text:a xlink:type="simple" xlink:href="#h.msrbp13lirob" text:style-name="Internet_20_link" text:visited-style-name="Visited_20_Internet_20_Link">3.2 Diagramas de Caso de Uso e Lista de Casos de Uso</text:a></text:p>
      <text:p text:style-name="P41">3.3 <text:a xlink:type="simple" xlink:href="#h.dryxcwci30h8" text:style-name="Internet_20_link" text:visited-style-name="Visited_20_Internet_20_Link">Descrição de Casos de Uso</text:a></text:p>
      <text:p text:style-name="P25">4. <text:a xlink:type="simple" xlink:href="#h.j467xe7dhncl" text:style-name="Internet_20_link" text:visited-style-name="Visited_20_Internet_20_Link">Requisitos e Restrições Não Funcionais</text:a></text:p>
      <text:p text:style-name="P43">4.1 <text:a xlink:type="simple" xlink:href="#h.pobq44svealo" text:style-name="Internet_20_link" text:visited-style-name="Visited_20_Internet_20_Link">Requisitos de Segurança (RQS)</text:a></text:p>
      <text:p text:style-name="P41"><text:soft-page-break/><text:a xlink:type="simple" xlink:href="#h.825mmhwr7az6" text:style-name="Internet_20_link" text:visited-style-name="Visited_20_Internet_20_Link">4.2 Requisitos de Desempenho (RQD)</text:a></text:p>
      <text:p text:style-name="P41"><text:a xlink:type="simple" xlink:href="#h.rfl02ul33yln" text:style-name="Internet_20_link" text:visited-style-name="Visited_20_Internet_20_Link">4.3 Requisitos de Usabilidade (RQU)</text:a></text:p>
      <text:p text:style-name="P41"><text:a xlink:type="simple" xlink:href="#h.w6esupxzrfsf" text:style-name="Internet_20_link" text:visited-style-name="Visited_20_Internet_20_Link">4.4 Requisitos/Restrições de Projeto (RPRO)</text:a></text:p>
      <text:p text:style-name="P41"><text:a xlink:type="simple" xlink:href="#h.1wl3h4gp431n" text:style-name="Internet_20_link" text:visited-style-name="Visited_20_Internet_20_Link">4.5 <text:s/>Requisitos/Restrições de Plataforma de Hardware (RPHW)</text:a></text:p>
      <text:p text:style-name="P41"><text:a xlink:type="simple" xlink:href="#h.gukdyoyyfdgy" text:style-name="Internet_20_link" text:visited-style-name="Visited_20_Internet_20_Link">4.6 Requisitos/Restrições de Plataforma de Software (RPSW)</text:a></text:p>
      <text:p text:style-name="P25"><text:a xlink:type="simple" xlink:href="#h.ex2ykoncraa2" text:style-name="Internet_20_link" text:visited-style-name="Visited_20_Internet_20_Link">5. Requisitos Adicionais (RQA)</text:a></text:p>
      <text:p text:style-name="P25"><text:a xlink:type="simple" xlink:href="#h.1elmoavexo00" text:style-name="Internet_20_link" text:visited-style-name="Visited_20_Internet_20_Link">6. Referências Cruzadas Complementares</text:a></text:p>
      <text:p text:style-name="P25"><text:a xlink:type="simple" xlink:href="#h.p7mnmu5alguy" text:style-name="Internet_20_link" text:visited-style-name="Visited_20_Internet_20_Link">7. Critérios de Avaliação e Aprovação</text:a></text:p>
      <text:p text:style-name="P24"/>
      <text:p text:style-name="P24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Figuras e Tabelas</text:p>
      <text:p text:style-name="P25"/>
      <text:p text:style-name="P25"/>
      <text:p text:style-name="P36">Figura 01 - Diagrama dos Principais Casos de Uso</text:p>
      <text:p text:style-name="P25"/>
      <text:p text:style-name="P36">Tabela 02 – Requisitos Funcionais</text:p>
      <text:p text:style-name="P25"/>
      <text:p text:style-name="P36">Tabela 03 - Requisitos de Segurança</text:p>
      <text:p text:style-name="P25"/>
      <text:p text:style-name="P36">Tabela 04 - Requisitos de Desempenho</text:p>
      <text:p text:style-name="P25"/>
      <text:p text:style-name="P36">Tabela 05 - Requisitos de Usabilidade</text:p>
      <text:p text:style-name="P25"/>
      <text:p text:style-name="P36">Tabela 06 - Requisitos e Restrições de Projeto</text:p>
      <text:p text:style-name="P25"/>
      <text:p text:style-name="P36">Tabela 07 - Requisitos e Restrições de Plataforma de Hardware</text:p>
      <text:p text:style-name="P25"/>
      <text:p text:style-name="P36">Tabela 08 - Requisitos e Restrições de Plataforma de Software</text:p>
      <text:p text:style-name="P25"><text:soft-page-break/></text:p>
      <text:p text:style-name="P36">Tabela 09 - Requisitos Adicionais</text:p>
      <text:p text:style-name="P25"/>
      <text:p text:style-name="P25"/>
      <text:p text:style-name="P25"/>
      <text:p text:style-name="P25"/>
      <text:p text:style-name="P15">Introdução</text:p>
      <text:p text:style-name="P26"/>
      <text:p text:style-name="P17">Objetivos</text:p>
      <text:p text:style-name="P25">Este documento tem os seguintes objetivos:</text:p>
      <text:list xml:id="list5719515668278123609" text:style-name="L1">
        <text:list-item>
          <text:p text:style-name="P66">Definir quem são os Stakeholders do sistema e as suas necessidades que deverão ser satisfeitas pelo sistema a ser desenvolvido;</text:p>
        </text:list-item>
        <text:list-item>
          <text:p text:style-name="P66">Especificar os casos de uso e os requisitos do sistema, tanto funcionais quanto não funcionais;</text:p>
        </text:list-item>
        <text:list-item>
          <text:p text:style-name="P66">Estabelecer um documento que sirva de contrato, contendo exatamente o que os Stakeholders estão requisitando;</text:p>
        </text:list-item>
        <text:list-item>
          <text:p text:style-name="P66">Reduzir retrabalho com projeto, codificação e teste através da especificação rigorosa e completa dos requisitos;</text:p>
        </text:list-item>
        <text:list-item>
          <text:p text:style-name="P66">Prover uma base para avaliação de prazos e custos de desenvolvimento;</text:p>
        </text:list-item>
        <text:list-item>
          <text:p text:style-name="P66">Prover uma base para a evolução futura do sistema a partir de uma versão aprovada (linha de base) deste documento.</text:p>
        </text:list-item>
        <text:list-item>
          <text:p text:style-name="P66">Registrar o comprometimento da equipe de trabalho, especificada na tabela “Revisores”.</text:p>
        </text:list-item>
      </text:list>
      <text:p text:style-name="P45"/>
      <text:p text:style-name="P17">Público Alvo e Fornecedor</text:p>
      <text:p text:style-name="P42"/>
      <text:p text:style-name="P25"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25"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40"/>
      <text:p text:style-name="P17">Organização do Documento</text:p>
      <text:p text:style-name="P42"/>
      <text:p text:style-name="P26">O documento é dividido em sete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26"/>
      <text:p text:style-name="P26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<text:soft-page-break/>funcionais e não funcionais e entre requisitos e produtos de trabalho. Já a última é a explicitação dos critérios de avaliação e aprovação utilizados sobre os requisitos.</text:p>
      <text:p text:style-name="P44"/>
      <text:p text:style-name="P14">Descrição do Problema e do Sistema</text:p>
      <text:p text:style-name="P27"><text:tab/></text:p>
      <text:p text:style-name="P25"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25"/>
      <text:p text:style-name="P25"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25"/>
      <text:p text:style-name="P25"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15">Casos de Uso e Requisitos Funcionais</text:p>
      <text:p text:style-name="P25">Nesta sessão serão definidos os requisitos funcionais do sistema 7-Beats em uma tabela contendo uma breve descrição do requisito, categoria (evidente ou oculto) e prioridade (alta, média ou baixa). </text:p>
      <text:p text:style-name="P25">A partir desses requisitos são definidos os casos de uso do sistema, com identificação de atores, categoria (primário ou secundário) e descrição deste. Visto que, a modelagem dos casos de uso parte do levantamento dos requisitos.</text:p>
      <text:p text:style-name="P60">3.1. <text:s text:c="3"/>Requisitos Funcionais</text:p>
      <text:p text:style-name="P25">Na tabela a seguir contam os requisitos do sistema.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9">Ref.</text:p>
          </table:table-cell>
          <table:table-cell table:style-name="Table4.A1" office:value-type="string">
            <text:p text:style-name="P29">Descrição</text:p>
          </table:table-cell>
          <table:table-cell table:style-name="Table4.A1" office:value-type="string">
            <text:p text:style-name="P29">Categoria</text:p>
          </table:table-cell>
          <table:table-cell table:style-name="Table4.A1" office:value-type="string">
            <text:p text:style-name="P29">Prioridade</text:p>
          </table:table-cell>
        </table:table-row>
        <table:table-row>
          <table:table-cell table:style-name="Table4.A1" office:value-type="string">
            <text:p text:style-name="P46"/>
            <text:p text:style-name="P28">RFUN1.1</text:p>
          </table:table-cell>
          <table:table-cell table:style-name="Table4.A1" office:value-type="string">
            <text:p text:style-name="P28">Fornecer categorias de pesquisa (música, artista, álbum)</text:p>
          </table:table-cell>
          <table:table-cell table:style-name="Table4.A1" office:value-type="string">
            <text:p text:style-name="P46"/>
            <text:p text:style-name="P28">evidente</text:p>
          </table:table-cell>
          <table:table-cell table:style-name="Table4.A1" office:value-type="string">
            <text:p text:style-name="P46"/>
            <text:p text:style-name="P28">média</text:p>
          </table:table-cell>
        </table:table-row>
        <table:table-row>
          <table:table-cell table:style-name="Table4.A1" office:value-type="string">
            <text:p text:style-name="P46"/>
            <text:p text:style-name="P46"/>
            <text:p text:style-name="P28">RFUN1.2</text:p>
          </table:table-cell>
          <table:table-cell table:style-name="Table4.A1" office:value-type="string">
            <text:p text:style-name="P28">Buscar no banco de dados resultados disponíveis nos parâmetros da pesquisa</text:p>
          </table:table-cell>
          <table:table-cell table:style-name="Table4.A1" office:value-type="string">
            <text:p text:style-name="P46"/>
            <text:p text:style-name="P28">oculta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1.3</text:p>
          </table:table-cell>
          <table:table-cell table:style-name="Table4.A1" office:value-type="string">
            <text:p text:style-name="P28">Exibir resultados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ext:soft-page-break/>
        <table:table-row>
          <table:table-cell table:style-name="Table4.A1" office:value-type="string">
            <text:p text:style-name="P46"/>
            <text:p text:style-name="P28">RFUN2.1</text:p>
          </table:table-cell>
          <table:table-cell table:style-name="Table4.A1" office:value-type="string">
            <text:p text:style-name="P28">Associar comandos de controle ao estado de reprodução</text:p>
          </table:table-cell>
          <table:table-cell table:style-name="Table4.A1" office:value-type="string">
            <text:p text:style-name="P46"/>
            <text:p text:style-name="P28">oculto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2.2</text:p>
          </table:table-cell>
          <table:table-cell table:style-name="Table4.A1" office:value-type="string">
            <text:p text:style-name="P28">Estabelecer meios de controle (botões)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3.1</text:p>
          </table:table-cell>
          <table:table-cell table:style-name="Table4.A1" office:value-type="string">
            <text:p text:style-name="P28">Alterar qual arquivo áudio esta sendo reproduzido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3.2</text:p>
          </table:table-cell>
          <table:table-cell table:style-name="Table4.A1" office:value-type="string">
            <text:p text:style-name="P28">Reproduzir um mesmo arquivo mais de uma vez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média</text:p>
          </table:table-cell>
        </table:table-row>
        <table:table-row>
          <table:table-cell table:style-name="Table4.A1" office:value-type="string">
            <text:p text:style-name="P28">RFUN4.1</text:p>
          </table:table-cell>
          <table:table-cell table:style-name="Table4.A1" office:value-type="string">
            <text:p text:style-name="P28">Exibir opção baixar na interface gráfica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4.2</text:p>
          </table:table-cell>
          <table:table-cell table:style-name="Table4.A1" office:value-type="string">
            <text:p text:style-name="P28">Permitir transferência do arquivo de áudio 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5.1</text:p>
          </table:table-cell>
          <table:table-cell table:style-name="Table4.A1" office:value-type="string">
            <text:p text:style-name="P28">Alterar ordem da lista de reprodução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1</text:p>
          </table:table-cell>
          <table:table-cell table:style-name="Table4.A1" office:value-type="string">
            <text:p text:style-name="P28">Registrar lista de músicas específicas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2</text:p>
          </table:table-cell>
          <table:table-cell table:style-name="Table4.A1" office:value-type="string">
            <text:p text:style-name="P28">Fornecer opção de adicionar e remover em/da playlist 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3</text:p>
          </table:table-cell>
          <table:table-cell table:style-name="Table4.A1" office:value-type="string">
            <text:p text:style-name="P28">Alterar dados dentro de uma playlist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46"/>
            <text:p text:style-name="P28">RFUN6.4</text:p>
          </table:table-cell>
          <table:table-cell table:style-name="Table4.A1" office:value-type="string">
            <text:p text:style-name="P28">Atualizar palylists existentes e seus dados na página do usuário</text:p>
          </table:table-cell>
          <table:table-cell table:style-name="Table4.A1" office:value-type="string">
            <text:p text:style-name="P46"/>
            <text:p text:style-name="P28">oculto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7.1</text:p>
          </table:table-cell>
          <table:table-cell table:style-name="Table4.A1" office:value-type="string">
            <text:p text:style-name="P28">Registrar novo usuário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7.2</text:p>
          </table:table-cell>
          <table:table-cell table:style-name="Table4.A1" office:value-type="string">
            <text:p text:style-name="P28">Fazer certificação de novos usuários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baixa</text:p>
          </table:table-cell>
        </table:table-row>
      </table:table>
      <text:p text:style-name="P37">Tabela 02 - Requisitos Funcionais</text:p>
      <text:p text:style-name="P60">3.2. <text:s text:c="3"/>Diagramas de Caso de Uso e Lista de Casos de Uso</text:p>
      <text:p text:style-name="P25"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25">Os Casos de Uso, ou seja, funcionalidades do sistema 7-Beats são listados a seguir:</text:p>
      <text:p text:style-name="P25"/>
      <text:p text:style-name="P25"><text:soft-page-break/>CSU1 - Pesquisar música</text:p>
      <text:p text:style-name="P25">CSU2 - Controlar música</text:p>
      <text:p text:style-name="P25"><text:tab/>CSU2.1 - Iniciar música</text:p>
      <text:p text:style-name="P25"><text:tab/>CSU2.2 - Pausar música</text:p>
      <text:p text:style-name="P25"><text:tab/>CSU2.3 - Resumir música</text:p>
      <text:p text:style-name="P25">CSU3 - Mudar de música</text:p>
      <text:p text:style-name="P25"><text:tab/>CSU3.1 - Avançar música</text:p>
      <text:p text:style-name="P25"><text:tab/>CSU3.2 - Retroceder música</text:p>
      <text:p text:style-name="P25">CSU4 - Fazer download </text:p>
      <text:p text:style-name="P25">CSU5 - Embaralhar músicas</text:p>
      <text:p text:style-name="P25">CSU6 - Criar playlist</text:p>
      <text:p text:style-name="P25"><text:tab/>CSU6.1 - Editar playlist</text:p>
      <text:p text:style-name="P25"><text:tab/>CSU6.2 - Deletar playlist</text:p>
      <text:p text:style-name="P25">CSU7 - Criar login</text:p>
      <text:p text:style-name="P25"><text:tab/></text:p>
      <text:p text:style-name="P25"/>
      <text:p text:style-name="P25">Diagrama de Caso de Uso.jpg</text:p>
      <text:p text:style-name="P36">Figura 01 - Diagrama dos Principais Casos de Uso </text:p>
      <text:p text:style-name="P25"/>
      <text:p text:style-name="P16">Descrição de Casos de Uso</text:p>
      <text:p text:style-name="P25"/>
      <text:p text:style-name="P25">CSU1- Pesquisar música</text:p>
      <text:p text:style-name="P25"><text:tab/>Atores: Usuário final</text:p>
      <text:p text:style-name="P25"><text:tab/>Categoria: Primário</text:p>
      <text:p text:style-name="P41">Descrição: Neste caso de uso o usuário final, ao utilizar o player poderá pesquisar pela música que deseja. A pesquisa pode ser feita através do nome da música, nome do artista ou álbum.</text:p>
      <text:p text:style-name="P36"/>
      <text:p text:style-name="P25">CSU2 - Controlar música</text:p>
      <text:p text:style-name="P25"><text:tab/>Atores: Usuário final</text:p>
      <text:p text:style-name="P25"><text:tab/>Categoria: Primário</text:p>
      <text:p text:style-name="P41">Descrição: O usuário do player deve poder controlar o áudio que estiver sendo reproduzido.</text:p>
      <text:p text:style-name="P41"/>
      <text:p text:style-name="P43">CSU2.1 - Iniciar música</text:p>
      <text:p text:style-name="P43">Atores: Usuário final</text:p>
      <text:p text:style-name="P25"><text:tab/>Categoria: Primário</text:p>
      <text:p text:style-name="P41"><text:soft-page-break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41"/>
      <text:p text:style-name="P25"><text:tab/>CSU2.2 - Pausar música</text:p>
      <text:p text:style-name="P43">Atores: Usuário final</text:p>
      <text:p text:style-name="P25"><text:tab/>Categoria: Primário</text:p>
      <text:p text:style-name="P41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41"/>
      <text:p text:style-name="P25"><text:tab/>CSU2.3 - Resumir música</text:p>
      <text:p text:style-name="P43">Atores: Usuário final</text:p>
      <text:p text:style-name="P25"><text:tab/>Categoria: Primário</text:p>
      <text:p text:style-name="P41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25"/>
      <text:p text:style-name="P25">CSU3 - Mudar de música</text:p>
      <text:p text:style-name="P25"><text:tab/>Atores: Usuário final</text:p>
      <text:p text:style-name="P25"><text:tab/>Categoria: Primário</text:p>
      <text:p text:style-name="P41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25"><text:tab/></text:p>
      <text:p text:style-name="P25"><text:tab/>CSU3.1 - Avançar música</text:p>
      <text:p text:style-name="P25"><text:tab/>Atores: Usuário final</text:p>
      <text:p text:style-name="P25"><text:tab/>Categoria: Primário</text:p>
      <text:p text:style-name="P41">Descrição: Durante a reprodução o usuário pode pular uma música ou mais e passar direto para o próximo arquivo áudio na fila de reprodução.</text:p>
      <text:p text:style-name="P41"/>
      <text:p text:style-name="P25"><text:tab/>CSU3.2 - Retroceder música</text:p>
      <text:p text:style-name="P25"><text:tab/>Atores: Usuário final</text:p>
      <text:p text:style-name="P25"><text:tab/>Categoria: Primário</text:p>
      <text:p text:style-name="P41">Descrição: Durante a reprodução o usuário pode voltar uma ou mais músicas, voltando a reproduzir arquivos áudios, que constem dentro da playlist, e que já tenham sido reproduzidos.</text:p>
      <text:p text:style-name="P41"><text:soft-page-break/></text:p>
      <text:p text:style-name="P25">CSU4 - Fazer download</text:p>
      <text:p text:style-name="P25"><text:tab/>Atores: Usuário final</text:p>
      <text:p text:style-name="P25"><text:tab/>Categoria: Primário</text:p>
      <text:p text:style-name="P41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41"/>
      <text:p text:style-name="P25">CSU5 - Embaralhar múscas</text:p>
      <text:p text:style-name="P25"><text:tab/>Atores: Usuário final</text:p>
      <text:p text:style-name="P25"><text:tab/>Categoria: Primário</text:p>
      <text:p text:style-name="P41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41"/>
      <text:p text:style-name="P25">CSU6 - Criar playlist</text:p>
      <text:p text:style-name="P25"><text:tab/>Atores: Usuário final</text:p>
      <text:p text:style-name="P25"><text:tab/>Categoria: Primário</text:p>
      <text:p text:style-name="P41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41"/>
      <text:p text:style-name="P43">CSU6.1 - Editar playlist</text:p>
      <text:p text:style-name="P25"><text:tab/>Atores: Usuário final</text:p>
      <text:p text:style-name="P25"><text:tab/>Categoria: Primário</text:p>
      <text:p text:style-name="P41">Descrição: Qualquer playlist criada pelo usuário poderá ser editada com a adição de mais músicas à lista já existente ou remoção de músicas encontradas dentro da lista.</text:p>
      <text:p text:style-name="P41"/>
      <text:p text:style-name="P43">CSU6.2 - Deletar playlist</text:p>
      <text:p text:style-name="P25"><text:tab/>Atores: Usuário final</text:p>
      <text:p text:style-name="P25"><text:tab/>Categoria: Primário</text:p>
      <text:p text:style-name="P41">Descrição: Com uma playlist já existente o usuário terá a opção de excluir esta da sua pasta de playlists.</text:p>
      <text:p text:style-name="P41"/>
      <text:p text:style-name="P25"/>
      <text:p text:style-name="P25">CSU7 - Criar login</text:p>
      <text:p text:style-name="P43">Atores: Usuário final</text:p>
      <text:p text:style-name="P25"><text:soft-page-break/><text:tab/>Categoria: Primário</text:p>
      <text:p text:style-name="P41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25"/>
      <text:p text:style-name="P15">Requisitos e Restrições Não Funcionais </text:p>
      <text:p text:style-name="P25">Nessa sessão serão descritos os requisitos não funcionais do sistema 7-Beats e suas restrições.</text:p>
      <text:p text:style-name="P25"/>
      <text:p text:style-name="P16">Requisitos de Segurança (RQS)</text:p>
      <text:p text:style-name="P49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5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">Ref.</text:p>
          </table:table-cell>
          <table:table-cell table:style-name="Table5.A1" office:value-type="string">
            <text:p text:style-name="P29">Tipo</text:p>
          </table:table-cell>
          <table:table-cell table:style-name="Table5.A1" office:value-type="string">
            <text:p text:style-name="P29">Descrição</text:p>
          </table:table-cell>
          <table:table-cell table:style-name="Table5.A1" office:value-type="string">
            <text:p text:style-name="P29">Casos de Uso</text:p>
          </table:table-cell>
        </table:table-row>
        <table:table-row>
          <table:table-cell table:style-name="Table5.A1" office:value-type="string">
            <text:p text:style-name="P25">RQS1</text:p>
          </table:table-cell>
          <table:table-cell table:style-name="Table5.A1" office:value-type="string">
            <text:p text:style-name="P25">Segurança de dados</text:p>
          </table:table-cell>
          <table:table-cell table:style-name="Table5.A1" office:value-type="string">
            <text:p text:style-name="P24">Criação de login por usuário, com nome, e-mail e <text:s/>senha</text:p>
          </table:table-cell>
          <table:table-cell table:style-name="Table5.A1" office:value-type="string">
            <text:p text:style-name="P24">CSU7</text:p>
          </table:table-cell>
        </table:table-row>
      </table:table>
      <text:p text:style-name="P35"><text:span text:style-name="T5"><text:s text:c="12"/><text:tab/><text:tab/><text:tab/><text:tab/></text:span><text:span text:style-name="T3">Tabela 03 – Requisitos de Segurança</text:span></text:p>
      <text:p text:style-name="P32"><text:s text:c="4"/></text:p>
      <text:p text:style-name="P50">4.2<text:tab/>Requisitos de Desempenho (RQD)</text:p>
      <text:p text:style-name="P48">Nesta sessão serão expostos os requisitos de desempenho do sistema, descrevendo o tempo de resposta do sistema durante o uso dos recursos que são disponibilizados.</text:p>
      <text:p text:style-name="P5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>Ref.</text:p>
          </table:table-cell>
          <table:table-cell table:style-name="Table6.A1" office:value-type="string">
            <text:p text:style-name="P29">Descrição</text:p>
          </table:table-cell>
          <table:table-cell table:style-name="Table6.A1" office:value-type="string">
            <text:p text:style-name="P29">Casos de Uso</text:p>
          </table:table-cell>
        </table:table-row>
        <table:table-row>
          <table:table-cell table:style-name="Table6.A1" office:value-type="string">
            <text:p text:style-name="P25">RQD1</text:p>
          </table:table-cell>
          <table:table-cell table:style-name="Table6.A1" office:value-type="string">
            <text:p text:style-name="P25">Quando clica em reproduzir uma música, essa não deve demorar mais que 5 segundos para ser reproduzida, desconsiderando a conexão de dados do usuário.</text:p>
          </table:table-cell>
          <table:table-cell table:style-name="Table6.A1" office:value-type="string">
            <text:p text:style-name="P25">CSU2.1, CSU3.1 e CSU3.2</text:p>
          </table:table-cell>
        </table:table-row>
        <table:table-row>
          <table:table-cell table:style-name="Table6.A1" office:value-type="string">
            <text:p text:style-name="P25">RQD2</text:p>
          </table:table-cell>
          <table:table-cell table:style-name="Table6.A1" office:value-type="string">
            <text:p text:style-name="P25">A busca de musicas não deve demorar mais de 6 segundos para apresentar o resultado ao usuário. Para busca de álbuns e artistas não mais que 8 segundos.</text:p>
          </table:table-cell>
          <table:table-cell table:style-name="Table6.A1" office:value-type="string">
            <text:p text:style-name="P25">CSU1</text:p>
          </table:table-cell>
        </table:table-row>
        <table:table-row>
          <table:table-cell table:style-name="Table6.A1" office:value-type="string">
            <text:p text:style-name="P25">RQD3</text:p>
          </table:table-cell>
          <table:table-cell table:style-name="Table6.A1" office:value-type="string">
            <text:p text:style-name="P25">O aplicativo deve rodar processamentos externos, como conexões, em threads separadas da view principal. <text:soft-page-break/>Pois foi constatado que ao executar tarefas de segundo plano na thread principal o aplicativo congela, impossibilitando o usuário de o utilizar.</text:p>
          </table:table-cell>
          <table:table-cell table:style-name="Table6.A1" office:value-type="string">
            <text:p text:style-name="P25">Todos</text:p>
          </table:table-cell>
        </table:table-row>
      </table:table>
      <text:p text:style-name="P57">Tabela 04 <text:s/>- Requisitos de Desempenho</text:p>
      <text:p text:style-name="P56"/>
      <text:p text:style-name="P55">4.3<text:tab/>Requisitos de Usabilidade (RQU)</text:p>
      <text:p text:style-name="P25">Descrição dos requisitos não funcionais relacionados à facilidade de uso do sistema 7-Beats.</text:p>
      <text:p text:style-name="P25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9">Ref.</text:p>
          </table:table-cell>
          <table:table-cell table:style-name="Table7.A1" office:value-type="string">
            <text:p text:style-name="P29">Descrição</text:p>
          </table:table-cell>
          <table:table-cell table:style-name="Table7.A1" office:value-type="string">
            <text:p text:style-name="P29">Casos de Uso</text:p>
          </table:table-cell>
        </table:table-row>
        <table:table-row>
          <table:table-cell table:style-name="Table7.A1" office:value-type="string">
            <text:p text:style-name="P25">RQU1</text:p>
          </table:table-cell>
          <table:table-cell table:style-name="Table7.A1" office:value-type="string">
            <text:p text:style-name="P25">Design responsivo, onde os layouts devem ser ajustados automaticamente para atender a maior quantidade de tamanhos de telas possíveis</text:p>
          </table:table-cell>
          <table:table-cell table:style-name="Table7.A1" office:value-type="string">
            <text:p text:style-name="P25">Todos</text:p>
          </table:table-cell>
        </table:table-row>
      </table:table>
      <text:p text:style-name="P61">Tabela 05 <text:s/>- Requisitos de Usabilidade</text:p>
      <text:p text:style-name="P58"/>
      <text:p text:style-name="P62"/>
      <text:p text:style-name="P51">4.4<text:tab/>Requisitos/Restrições de Projeto (RPRO)</text:p>
      <text:p text:style-name="P49">Descrição dos padrões e normas que serão seguidos durante o desenvolvimento do sistema.</text:p>
      <text:p text:style-name="P49">Como o desenvolvimento do sistema será feito em duas partes. A primeira utilizando a metodologia ágil de desenvolvimento Scrum, onde serão feitas duas Sprints e a segunda parte vai utilizar o modelo de gerência de projetos PMBOK.</text:p>
      <text:p text:style-name="P53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9">Ref.</text:p>
          </table:table-cell>
          <table:table-cell table:style-name="Table8.A1" office:value-type="string">
            <text:p text:style-name="P29">Descrição</text:p>
          </table:table-cell>
          <table:table-cell table:style-name="Table8.A1" office:value-type="string">
            <text:p text:style-name="P29">Casos de Uso</text:p>
          </table:table-cell>
        </table:table-row>
        <table:table-row>
          <table:table-cell table:style-name="Table8.A1" office:value-type="string">
            <text:p text:style-name="P25">RPRO1</text:p>
          </table:table-cell>
          <table:table-cell table:style-name="Table8.A1" office:value-type="string">
            <text:p text:style-name="P25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le8.A1" office:value-type="string">
            <text:p text:style-name="P25">CSU1 até CSU3 e CSU7</text:p>
          </table:table-cell>
        </table:table-row>
      </table:table>
      <text:p text:style-name="P63">Tabela <text:s/>06 - Requisitos e Restrições do Projeto</text:p>
      <text:p text:style-name="P25"/>
      <text:p text:style-name="P55">4.5<text:tab/>Requisitos/Restrições de Plataforma de Hardware (RPHW)</text:p>
      <text:p text:style-name="P38">Descrição dos padrões que serão seguidos durante o desenvolvimento do sistema 7-Beats, em relação à plataforma de hardware que será utilizada.</text:p>
      <text:p text:style-name="P25"><text:soft-page-break/></text:p>
      <text:p text:style-name="P25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9">Ref.</text:p>
          </table:table-cell>
          <table:table-cell table:style-name="Table9.A1" office:value-type="string">
            <text:p text:style-name="P29">Descrição</text:p>
          </table:table-cell>
          <table:table-cell table:style-name="Table9.A1" office:value-type="string">
            <text:p text:style-name="P29">Casos de Uso</text:p>
          </table:table-cell>
        </table:table-row>
        <table:table-row>
          <table:table-cell table:style-name="Table9.A1" office:value-type="string">
            <text:p text:style-name="P46">RPHW1</text:p>
            <text:p text:style-name="P28"/>
          </table:table-cell>
          <table:table-cell table:style-name="Table9.A1" office:value-type="string">
            <text:p text:style-name="P25">Para o aplicativo <text:s/>mobile, processador 1.2ghz, memória de 1gb e memória livre de 100mb</text:p>
          </table:table-cell>
          <table:table-cell table:style-name="Table9.A1" office:value-type="string">
            <text:p text:style-name="P46">Todos</text:p>
            <text:p text:style-name="P25"/>
          </table:table-cell>
        </table:table-row>
      </table:table>
      <text:p text:style-name="P63">Tabela <text:s/>07 - Requisitos e Restrições de Plataforma de Hardware</text:p>
      <text:p text:style-name="P41"/>
      <text:p text:style-name="P55">4.6<text:tab/>Requisitos/Restrições de Plataforma de Software (RPSW)</text:p>
      <text:p text:style-name="P25">Descrição dos padrões e normas que deverão ser seguidos durante o desenvolvimento, no que diz respeito à plataforma de software a ser utilizada.</text:p>
      <text:p text:style-name="P25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9">Ref.</text:p>
          </table:table-cell>
          <table:table-cell table:style-name="Table10.A1" office:value-type="string">
            <text:p text:style-name="P29">Descrição</text:p>
          </table:table-cell>
          <table:table-cell table:style-name="Table10.A1" office:value-type="string">
            <text:p text:style-name="P29">Casos de Uso</text:p>
          </table:table-cell>
        </table:table-row>
        <table:table-row>
          <table:table-cell table:style-name="Table10.A1" office:value-type="string">
            <text:p text:style-name="P25">RPSW1</text:p>
          </table:table-cell>
          <table:table-cell table:style-name="Table10.A1" office:value-type="string">
            <text:p text:style-name="P25">O software deverá operar no sistema operacional Android Lollypop (versão 5.0)</text:p>
          </table:table-cell>
          <table:table-cell table:style-name="Table10.A1" office:value-type="string">
            <text:p text:style-name="P25">Todos</text:p>
          </table:table-cell>
        </table:table-row>
      </table:table>
      <text:p text:style-name="P63">Tabela <text:s/>08 - Requisitos e Restrições de Plataforma de Software</text:p>
      <text:p text:style-name="P64">5.<text:tab/>Requisitos Adicionais (RQA)</text:p>
      <text:p text:style-name="P25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25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 text:style-name="Internet_20_link" text:visited-style-name="Visited_20_Internet_20_Link">7BSW - Solicitação de Mudanças</text:a> ).</text:p>
      <text:p text:style-name="P25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9">Ref.</text:p>
          </table:table-cell>
          <table:table-cell table:style-name="Table11.A1" office:value-type="string">
            <text:p text:style-name="P29">Descrição</text:p>
          </table:table-cell>
          <table:table-cell table:style-name="Table11.A1" office:value-type="string">
            <text:p text:style-name="P29">Casos de Uso</text:p>
          </table:table-cell>
        </table:table-row>
        <table:table-row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</table:table-row>
      </table:table>
      <text:p text:style-name="P63">Tabela 09 - Requisitos Adicionais</text:p>
      <text:p text:style-name="P65">6. <text:tab/><text:tab/>Referências Cruzadas Complementares</text:p>
      <text:p text:style-name="P47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47">A rastreabilidade bidirecional entre os requisitos, que constam neste documento e os de manutenibilidade (<text:a xlink:type="simple" xlink:href="https://docs.google.com/document/d/1u7QI85rAdIrScMSdAt9vdUHjAW972qzCW7e-iD7cU-o/edit?usp=sharing" text:style-name="Internet_20_link" text:visited-style-name="Visited_20_Internet_20_Link">7BSW - Requisitos de Manutenibilidade</text:a>) podem ser observadas através do documento “<text:a xlink:type="simple" xlink:href="http://drive.google.com/open?id=1vjvMqZXYSsvY7aBeUNZuiaNFweW39JcOzQere0f195c" text:style-name="Internet_20_link" text:visited-style-name="Visited_20_Internet_20_Link">7BSW - Rastreabilidade de Requisitos</text:a>”. Já a rastreabilidade entre os requsiitos e <text:soft-page-break/>produtos de trabalho, será indicada por comentários no código produzido, com a evidenciação do cumprimento dos casos de uso especificados.</text:p>
      <text:p text:style-name="P25"/>
      <text:p text:style-name="P64">7. <text:tab/>Critérios de Avaliação e Aprovação</text:p>
      <text:p text:style-name="P25"/>
      <text:p text:style-name="P25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25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25"/>
      <text:p text:style-name="P30">Comprometimento Formal da Equipe Técnica</text:p>
      <text:p text:style-name="P31">“Todos os requisitos aqui documentados, requisitos funcionais RFUN1.0 até RFUN 7.2, foram devidamente avaliados e aprovados seguindo os critérios de avaliação previamente definidos.”</text:p>
      <text:p text:style-name="P31"/>
      <text:p text:style-name="P34">Equipe Técnica</text:p>
      <text:p text:style-name="P33">Gerente de Qualidade: <text:span text:style-name="T6">Leonardo Costa dos Santos</text:span></text:p>
      <text:p text:style-name="P25"><text:span text:style-name="T4">Gerente de Requisitos:</text:span> Marjorie Celestino</text:p>
      <text:p text:style-name="P33">Gerente de Manutenção: <text:span text:style-name="T6">Erivan Barbosa do Nascimento</text:span></text:p>
      <text:p text:style-name="P33">Gerente de Verificação e Validação: <text:span text:style-name="T6">Márcio Raimundo de Oliveira</text:span></text:p>
      <text:p text:style-name="P33">Arquiteto de Software:</text:p>
      <text:p text:style-name="P25"/>
      <text:p text:style-name="P25"/>
      <text:p text:style-name="P30">Comprometimento e Aceitação de Requisitos</text:p>
      <text:p text:style-name="P31">“Todos os requisitos aqui documentados, requisitos funcionais RFUN1.0 até RFUN 7.2 , estão claramente definidos de acordo com o especificado com o cliente.”</text:p>
      <text:p text:style-name="P31"/>
      <text:p text:style-name="P34">Fornecedor de Requisitos</text:p>
      <text:p text:style-name="P25"><text:span text:style-name="T4">Produc Owner:</text:span> <text:s/>Diogo Jayme</text:p>
      <text:p text:style-name="P25"/>
      <text:p text:style-name="P3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editing-duration>PT1M23S</meta:editing-duration>
    <meta:editing-cycles>3</meta:editing-cycles>
    <meta:creation-date>2015-06-15T15:58:09.62</meta:creation-date>
    <dc:date>2015-06-15T15:59:23.62</dc:date>
    <dc:creator>erivan nascimento</dc:creator>
    <meta:document-statistic meta:table-count="11" meta:image-count="0" meta:object-count="0" meta:page-count="13" meta:paragraph-count="331" meta:word-count="2751" meta:character-count="17708"/>
  </office:meta>
</office:document-meta>
</file>